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0d29de" officeooo:paragraph-rsid="000d29de"/>
    </style:style>
    <style:style style:name="P2" style:family="paragraph" style:parent-style-name="Standard">
      <style:text-properties officeooo:rsid="000d29de" officeooo:paragraph-rsid="000e8463"/>
    </style:style>
    <style:style style:name="P3" style:family="paragraph" style:parent-style-name="Standard">
      <style:text-properties officeooo:rsid="000fa480" officeooo:paragraph-rsid="000fa480"/>
    </style:style>
    <style:style style:name="P4" style:family="paragraph" style:parent-style-name="Standard">
      <style:text-properties officeooo:rsid="00118a61" officeooo:paragraph-rsid="00118a61"/>
    </style:style>
    <style:style style:name="T1" style:family="text">
      <style:text-properties officeooo:rsid="000e8463"/>
    </style:style>
    <style:style style:name="T2" style:family="text">
      <style:text-properties officeooo:rsid="00118a6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Я думаю, что один из важных навыков эффективного челвоека – умение задачать правильные вопросы. Я разберу некоторые из них.</text:p>
      <text:p text:style-name="P1">Во-первых, привязка к реальности. Когда думаешь любую мысль, спрашивай себя, на какой именно кусок реальности она указывает. Ты думаешь о чем-то, что в самом деле существует? Как можно проверить то, что твоя мысль верна? Как можно измерить то, о чем в ней говорится? Как можно понять, что она ошибочна? Как писал Витгентштейн, The world is all that is the case, поэтому не трать время на думание о том, что не привязано к реальности. Кажется, по умолчанию мы этого не соблюдаем. Мозгу одинаково легко думать и о вещах реальных и о вещах совершенно выдуманных. </text:p>
      <text:p text:style-name="P1">Полезно думать о возможных режимах провала. Что может пойти не так? Какие участки плана самые уязвимые? Здесь уместно упоминание рационалистской техники Премортемы, в которой человек представляет, что план провелился, и разбирается, почему это произошло, чтобы потом улучшить места возможного провала, чтобы план провалился с меньшей вероятностью. Люди не склонны думать неприятные мысли, в то время как раз те мысли, которые для нас кажутся неприятными, и играют в нашей жизни важную роль.</text:p>
      <text:p text:style-name="P2">Сроки. Хороший вопрос – когда я смогу это сделать? Мы подверженны ошибке планирования, и если не уделить внимание продумыванию вопроса, к какому времени я что-то сделаю, то есть большой риск сделать это очень-очень нескоро <text:span text:style-name="T1">[citation needed]</text:span>. </text:p>
      <text:p text:style-name="P2"><text:span text:style-name="T1">Вопрос – почему это важно? Зачем я делаю то, что я сейчас делаю? Люди склонны забывать свои настоящие цели [citation needed] и стремиться к более инстиументальным целям. Стоит объяснить, что среди целей можно выстроить отношение порядка – для достижения одних целей нам нужно достичь других. Если выражаться математическим языком, то на целях существует отношение частичного порядка - “быть инструментальной по отношению к”. Цели, не являющиеся инстиументальными по отношению к каким-либо другим целям, называют терминальными. Так вот, допустим, у нас есть цель А, по отношению к которой B и С являются инструментальными. Феномен, на который я указываю, состоит в том, что, занимаясь В и С, можно забыть, что они нужны не сами по себе, а чтобы достичь А. Вопрос Почему важно то, тчо я делаю помогает обратить на это внимание и напомнить себе о тех целях, которые ближе к терминальным и которые на самом деле нужно достичь, занимаясь определенной деятельностью. За примерами далеко ходить не надо – взять, к примеру, ту же систему образования. В идеальном мире целью всех студентов, преподавателей было бы получение знаний, развитие навыкоа, однако многие, если не большинство, учатся ради оценок, ради диплома [цитата Молоха] Больше примеров что-то в голову не приходит, перечитаю цепочку.</text:span></text:p>
      <text:p text:style-name="P3">В мире много проблем, но мы погружены в рутину повседневной жизни и не замечаем их. В принципе, мы все хотим очень похожих вещей. Каждый согласится, что чем меньше страданий, чем больше счастья, тем лучше. <text:span text:style-name="T2">В общем, связывание со своими терминальными целями – это не то, что мы делаем по умолчанию, для этого нужно осознанное усилие [канеман]</text:span></text:p>
      <text:p text:style-name="P4">Мне вспомнилась рациональная технкиа, с этим связанная – факторизация целей. Она состоит в следующем:</text:p>
      <text:p text:style-name="P4">1. Выбрать действие</text:p>
      <text:p text:style-name="P4">2. Выписать, для достижения каких целей оно совершается (то есть стратегией достижения каких целей оно является)</text:p>
      <text:p text:style-name="P4">3. Для каждой цели выписать альтернативные способы ее достижения</text:p>
      <text:p text:style-name="P4">4. Подумать, осмысленно ли делать издачальное действие, с учетом других возможностей реализации выписанных целей</text:p>
      <text:p text:style-name="Standard"><text:span text:style-name="T2">Об это писал и Розенберг в своей книге </text:span><text:reference-mark-start text:name="ZOTERO_ITEM CSL_CITATION {&quot;citationID&quot;:&quot;WqxdExWN&quot;,&quot;properties&quot;:{&quot;formattedCitation&quot;:&quot;[1]&quot;,&quot;plainCitation&quot;:&quot;[1]&quot;,&quot;noteIndex&quot;:0},&quot;citationItems&quot;:[{&quot;id&quot;:14,&quot;uris&quot;:[&quot;http://zotero.org/users/6606028/items/8S5PJ4X8&quot;],&quot;uri&quot;:[&quot;http://zotero.org/users/6606028/items/8S5PJ4X8&quot;],&quot;itemData&quot;:{&quot;id&quot;:14,&quot;type&quot;:&quot;book&quot;,&quot;call-number&quot;:&quot;BF637.C45 R645 2015&quot;,&quot;edition&quot;:&quot;3rd edition&quot;,&quot;event-place&quot;:&quot;Encinitas, CA&quot;,&quot;ISBN&quot;:&quot;978-1-892005-28-1&quot;,&quot;publisher&quot;:&quot;PuddleDancer Press&quot;,&quot;publisher-place&quot;:&quot;Encinitas, CA&quot;,&quot;source&quot;:&quot;Library of Congress ISBN&quot;,&quot;title&quot;:&quot;Nonviolent communication: a language of life&quot;,&quot;title-short&quot;:&quot;Nonviolent communication&quot;,&quot;URL&quot;:&quot;https://www.amazon.com/Marshall-B-Rosenberg-dp-189200528X/dp/189200528X/&quot;,&quot;author&quot;:[{&quot;family&quot;:&quot;Rosenberg&quot;,&quot;given&quot;:&quot;Marshall B.&quot;}],&quot;issued&quot;:{&quot;date-parts&quot;:[[&quot;2015&quot;]]}}}],&quot;schema&quot;:&quot;https://github.com/citation-style-language/schema/raw/master/csl-citation.json&quot;} RNDr35wfVvMmm"/><text:span text:style-name="T2">[1]</text:span><text:reference-mark-end text:name="ZOTERO_ITEM CSL_CITATION {&quot;citationID&quot;:&quot;WqxdExWN&quot;,&quot;properties&quot;:{&quot;formattedCitation&quot;:&quot;[1]&quot;,&quot;plainCitation&quot;:&quot;[1]&quot;,&quot;noteIndex&quot;:0},&quot;citationItems&quot;:[{&quot;id&quot;:14,&quot;uris&quot;:[&quot;http://zotero.org/users/6606028/items/8S5PJ4X8&quot;],&quot;uri&quot;:[&quot;http://zotero.org/users/6606028/items/8S5PJ4X8&quot;],&quot;itemData&quot;:{&quot;id&quot;:14,&quot;type&quot;:&quot;book&quot;,&quot;call-number&quot;:&quot;BF637.C45 R645 2015&quot;,&quot;edition&quot;:&quot;3rd edition&quot;,&quot;event-place&quot;:&quot;Encinitas, CA&quot;,&quot;ISBN&quot;:&quot;978-1-892005-28-1&quot;,&quot;publisher&quot;:&quot;PuddleDancer Press&quot;,&quot;publisher-place&quot;:&quot;Encinitas, CA&quot;,&quot;source&quot;:&quot;Library of Congress ISBN&quot;,&quot;title&quot;:&quot;Nonviolent communication: a language of life&quot;,&quot;title-short&quot;:&quot;Nonviolent communication&quot;,&quot;URL&quot;:&quot;https://www.amazon.com/Marshall-B-Rosenberg-dp-189200528X/dp/189200528X/&quot;,&quot;author&quot;:[{&quot;family&quot;:&quot;Rosenberg&quot;,&quot;given&quot;:&quot;Marshall B.&quot;}],&quot;issued&quot;:{&quot;date-parts&quot;:[[&quot;2015&quot;]]}}}],&quot;schema&quot;:&quot;https://github.com/citation-style-language/schema/raw/master/csl-citation.json&quot;} RNDr35wfVvMmm"/> – <text:span text:style-name="T2">люди путают стратегии с потребностями. Когда мы хотим A и для этого делаем В, то наша цель – это А, а не В. Зачастую мы можем забывать об это и страдать, когда сделать В невозможно. Вспомнить про А и поискать альтернативные пути – это важный шаг.</text:span></text:p>
      <text:p text:style-name="P4"><text:soft-page-break/>Одна из рациональных добродетелей – это любопытство [цитата юдковского] Зачастую мы перестаем задавать вопросы, когда наталкиваемся на так называемый curiosity stopper [цепочка про это] Почему я верю в то, во тчо я верю? Каковы исторические причины моих убеждений? Почему существующее у меня объяснение каким-либо феномена меня устраивает? Нельзя ли найти в нем изъян? Здесь снова стоит вспомнить про то, что думать неприятные мысли неприятно, в том числе неприятно вот так допрашивать себя, потмоу что зачастую наши убеждения становятся частью нашей идентичности [эссе грехема] А здесь, раз уж разговор зашел про идентичность, можно вспомнить и буддийскую философию, согласно которой личность – это конструкт мозга, своего рода иллюзия, поддержание которой составляет главную причину наших страданий. Мы цепляемся за нее, идентифицируемся с испытываемым опытом, и страдаем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30T16:22:41.007694973</meta:creation-date>
    <dc:date>2020-05-30T17:01:34.545939234</dc:date>
    <meta:editing-duration>PT17M53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2" meta:paragraph-count="13" meta:word-count="695" meta:character-count="4618" meta:non-whitespace-character-count="3922"/>
    <meta:user-defined meta:name="ZOTERO_PREF_1">&lt;data data-version="3" zotero-version="5.0.87"&gt;&lt;session id="j4DVvyLU"/&gt;&lt;style id="http://www.zotero.org/styles/ieee" locale="en-GB" hasBibliography="1" bibliographyStyleHasBeenSet="0"/&gt;&lt;prefs&gt;&lt;pref name="fieldType" value="ReferenceMark"/&gt;&lt;/prefs&gt;&lt;/data&gt;</meta:user-defined>
  </office:meta>
</office:document-meta>
</file>